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Prompt: What is correlation in data analysis?</text:span><text:line-break/><text:line-break/>Correlation shows how two variables move in relation to each other.</text:p>
      <text:p text:style-name="Normal">It answers this question: when one number changes, what happens to the other?</text:p>
      <text:p text:style-name="Normal">There are three main types:</text:p>
      <text:p text:style-name="Normal">Positive correlation<text:line-break/>Both numbers move in the same direction.</text:p>
      <text:p text:style-name="Normal">Example:<text:line-break/>Hours studied: 1, 2, 3<text:line-break/>Score: 50, 60, 70</text:p>
      <text:p text:style-name="Normal">As study time increases, scores increases.</text:p>
      <text:p text:style-name="Normal">Negative correlation<text:line-break/>The numbers move in opposite directions.</text:p>
      <text:p text:style-name="Normal">Example:<text:line-break/>Hours on phone: 1, 2, 3<text:line-break/>Focus level: 80, 70, 60</text:p>
      <text:p text:style-name="Normal">As phone time increases, focus decreases.</text:p>
      <text:p text:style-name="Normal">No correlation<text:line-break/>There is no clear pattern.</text:p>
      <text:p text:style-name="Normal">Example:<text:line-break/>Shoe size: 7, 8, 9<text:line-break/>Test score: 85, 60, 90</text:p>
      <text:p text:style-name="Normal">Shoe size does not affect test scores.</text:p>
      <text:p text:style-name="Normal">Important point<text:line-break/>Correlation does not mean one thing causes the other. It only shows a relationship.</text:p>
      <text:p text:style-name="Normal">Quick check</text:p>
      <text:list text:style-name="LFO1" text:continue-numbering="true">
        <text:list-item>
          <text:p text:style-name="P3">If ice cream sales go up and sunglasses sales also go up, what type of correlation is that?<text:s/></text:p>
        </text:list-item>
        <text:list-item>
          <text:p text:style-name="P4">Does correlation prove that one variable causes the other?</text:p>
        </text:list-item>
      </text:list>
      <text:p text:style-name="Normal"/>
      <text:soft-page-break/>
      <text:p text:style-name="P5">How do persistent instructions influence the response?</text:p>
      <text:p text:style-name="Normal">These instructions gave me the information I needed in a way I commanded it to explain it to me. It’s clear and made the information easy to follow. The examples used small numbers, and it offered follow-up questions to test my knowledge of the concept. It was also very consistent in its wording and ton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ola martinez</meta:initial-creator>
    <dc:creator>paola martinez</dc:creator>
    <meta:creation-date>2026-04-03T04:19:00Z</meta:creation-date>
    <dc:date>2026-04-03T04:19:00Z</dc:date>
    <meta:template xlink:href="Normal" xlink:type="simple"/>
    <meta:editing-cycles>2</meta:editing-cycles>
    <meta:editing-duration>PT0S</meta:editing-duration>
    <meta:document-statistic meta:page-count="2" meta:paragraph-count="2" meta:word-count="193" meta:character-count="1294" meta:row-count="9" meta:non-whitespace-character-count="1103"/>
  </office:meta>
</office:document-meta>
</file>